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125cm" style:rel-column-width="8191*"/>
    </style:style>
    <style:style style:name="Tableau2.H" style:family="table-column">
      <style:table-column-properties style:column-width="2.127cm" style:rel-column-width="819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H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5.674cm" table:align="left"/>
    </style:style>
    <style:style style:name="Tableau3.A" style:family="table-column">
      <style:table-column-properties style:column-width="1.411cm"/>
    </style:style>
    <style:style style:name="Tableau3.B" style:family="table-column">
      <style:table-column-properties style:column-width="1.97cm"/>
    </style:style>
    <style:style style:name="Tableau3.C" style:family="table-column">
      <style:table-column-properties style:column-width="2.293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.794cm" table:align="left"/>
    </style:style>
    <style:style style:name="Tableau4.A" style:family="table-column">
      <style:table-column-properties style:column-width="1.794cm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.794cm" table:align="left"/>
    </style:style>
    <style:style style:name="Tableau5.A" style:family="table-column">
      <style:table-column-properties style:column-width="1.794cm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.794cm" table:align="left"/>
    </style:style>
    <style:style style:name="Tableau6.A" style:family="table-column">
      <style:table-column-properties style:column-width="1.794cm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.794cm" table:align="left"/>
    </style:style>
    <style:style style:name="Tableau7.A" style:family="table-column">
      <style:table-column-properties style:column-width="1.794cm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.794cm" table:align="left"/>
    </style:style>
    <style:style style:name="Tableau8.A" style:family="table-column">
      <style:table-column-properties style:column-width="1.794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399cm" style:rel-column-width="13106*"/>
    </style:style>
    <style:style style:name="Tableau9.B" style:family="table-column">
      <style:table-column-properties style:column-width="3.401cm" style:rel-column-width="13107*"/>
    </style:style>
    <style:style style:name="Tableau9.E" style:family="table-column">
      <style:table-column-properties style:column-width="3.401cm" style:rel-column-width="13109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E1" style:family="table-cell">
      <style:table-cell-properties fo:padding="0.097cm" fo:border="0.088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E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3.851cm" style:rel-column-width="14843*"/>
    </style:style>
    <style:style style:name="Tableau10.B" style:family="table-column">
      <style:table-column-properties style:column-width="4.175cm" style:rel-column-width="16094*"/>
    </style:style>
    <style:style style:name="Tableau10.C" style:family="table-column">
      <style:table-column-properties style:column-width="8.975cm" style:rel-column-width="3459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C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fo:break-before="page" table:align="margins"/>
    </style:style>
    <style:style style:name="Tableau11.A" style:family="table-column">
      <style:table-column-properties style:column-width="0.764cm" style:rel-column-width="2944*"/>
    </style:style>
    <style:style style:name="Tableau11.B" style:family="table-column">
      <style:table-column-properties style:column-width="1.139cm" style:rel-column-width="4392*"/>
    </style:style>
    <style:style style:name="Tableau11.C" style:family="table-column">
      <style:table-column-properties style:column-width="1.296cm" style:rel-column-width="4997*"/>
    </style:style>
    <style:style style:name="Tableau11.D" style:family="table-column">
      <style:table-column-properties style:column-width="1.295cm" style:rel-column-width="4990*"/>
    </style:style>
    <style:style style:name="Tableau11.E" style:family="table-column">
      <style:table-column-properties style:column-width="1.249cm" style:rel-column-width="4814*"/>
    </style:style>
    <style:style style:name="Tableau11.F" style:family="table-column">
      <style:table-column-properties style:column-width="1.247cm" style:rel-column-width="4807*"/>
    </style:style>
    <style:style style:name="Tableau11.G" style:family="table-column">
      <style:table-column-properties style:column-width="1.274cm" style:rel-column-width="4909*"/>
    </style:style>
    <style:style style:name="Tableau11.H" style:family="table-column">
      <style:table-column-properties style:column-width="1.284cm" style:rel-column-width="4950*"/>
    </style:style>
    <style:style style:name="Tableau11.J" style:family="table-column">
      <style:table-column-properties style:column-width="0.125cm" style:rel-column-width="482*"/>
    </style:style>
    <style:style style:name="Tableau11.K" style:family="table-column">
      <style:table-column-properties style:column-width="1.595cm" style:rel-column-width="6146*"/>
    </style:style>
    <style:style style:name="Tableau11.L" style:family="table-column">
      <style:table-column-properties style:column-width="1.473cm" style:rel-column-width="5677*"/>
    </style:style>
    <style:style style:name="Tableau11.M" style:family="table-column">
      <style:table-column-properties style:column-width="1.446cm" style:rel-column-width="5575*"/>
    </style:style>
    <style:style style:name="Tableau11.N" style:family="table-column">
      <style:table-column-properties style:column-width="1.531cm" style:rel-column-width="5902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N1" style:family="table-cell">
      <style:table-cell-properties fo:padding="0.097cm" fo:border="0.002cm solid #000000"/>
    </style:style>
    <style:style style:name="Tableau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none" fo:border-top="none" fo:border-bottom="0.002cm solid #000000"/>
    </style:style>
    <style:style style:name="Tableau11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N9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0.647cm" style:rel-column-width="2495*"/>
    </style:style>
    <style:style style:name="Tableau12.B" style:family="table-column">
      <style:table-column-properties style:column-width="2.046cm" style:rel-column-width="7887*"/>
    </style:style>
    <style:style style:name="Tableau12.D" style:family="table-column">
      <style:table-column-properties style:column-width="2.021cm" style:rel-column-width="7792*"/>
    </style:style>
    <style:style style:name="Tableau12.E" style:family="table-column">
      <style:table-column-properties style:column-width="2.02cm" style:rel-column-width="7785*"/>
    </style:style>
    <style:style style:name="Tableau12.F" style:family="table-column">
      <style:table-column-properties style:column-width="0.155cm" style:rel-column-width="598*"/>
    </style:style>
    <style:style style:name="Tableau12.G" style:family="table-column">
      <style:table-column-properties style:column-width="2.693cm" style:rel-column-width="10383*"/>
    </style:style>
    <style:style style:name="Tableau12.H" style:family="table-column">
      <style:table-column-properties style:column-width="2.642cm" style:rel-column-width="10185*"/>
    </style:style>
    <style:style style:name="Tableau12.I" style:family="table-column">
      <style:table-column-properties style:column-width="2.731cm" style:rel-column-width="10523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I1" style:family="table-cell">
      <style:table-cell-properties fo:padding="0.097cm" fo:border="0.002cm solid #000000"/>
    </style:style>
    <style:style style:name="Tableau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none" fo:border-top="none" fo:border-bottom="0.002cm solid #000000"/>
    </style:style>
    <style:style style:name="Tableau1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2.I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L3">
      <style:paragraph-properties fo:text-align="justify" style:justify-single-word="false"/>
    </style:style>
    <style:style style:name="P10" style:family="paragraph" style:parent-style-name="Standard" style:list-style-name="L4">
      <style:paragraph-properties fo:text-align="justify" style:justify-single-word="false"/>
    </style:style>
    <style:style style:name="P11" style:family="paragraph" style:parent-style-name="Standard" style:list-style-name="L5">
      <style:paragraph-properties fo:text-align="justify" style:justify-single-word="false"/>
    </style:style>
    <style:style style:name="P12" style:family="paragraph" style:parent-style-name="Standard" style:list-style-name="L6">
      <style:paragraph-properties fo:text-align="justify" style:justify-single-word="false"/>
    </style:style>
    <style:style style:name="P13" style:family="paragraph" style:parent-style-name="Standard" style:list-style-name="L7">
      <style:paragraph-properties fo:text-align="justify" style:justify-single-word="false"/>
    </style:style>
    <style:style style:name="P14" style:family="paragraph" style:parent-style-name="Standard" style:list-style-name="L8">
      <style:paragraph-properties fo:text-align="justify" style:justify-single-word="false"/>
    </style:style>
    <style:style style:name="P15" style:family="paragraph" style:parent-style-name="Standard" style:list-style-name="L9">
      <style:paragraph-properties fo:text-align="justify" style:justify-single-word="false"/>
    </style:style>
    <style:style style:name="P16" style:family="paragraph" style:parent-style-name="Standard" style:list-style-name="L10">
      <style:paragraph-properties fo:text-align="justify" style:justify-single-word="false"/>
    </style:style>
    <style:style style:name="P17" style:family="paragraph" style:parent-style-name="Standard" style:list-style-name="L11">
      <style:paragraph-properties fo:text-align="justify" style:justify-single-word="false"/>
    </style:style>
    <style:style style:name="P18" style:family="paragraph" style:parent-style-name="Standard" style:list-style-name="L12">
      <style:paragraph-properties fo:text-align="justify" style:justify-single-word="false"/>
    </style:style>
    <style:style style:name="P19" style:family="paragraph" style:parent-style-name="Standard" style:list-style-name="L13">
      <style:paragraph-properties fo:text-align="justify" style:justify-single-word="false"/>
    </style:style>
    <style:style style:name="P20" style:family="paragraph" style:parent-style-name="Standard" style:list-style-name="L14">
      <style:paragraph-properties fo:text-align="justify" style:justify-single-word="false"/>
    </style:style>
    <style:style style:name="P21" style:family="paragraph" style:parent-style-name="Standard" style:list-style-name="L15">
      <style:paragraph-properties fo:text-align="justify" style:justify-single-word="false"/>
    </style:style>
    <style:style style:name="P22" style:family="paragraph" style:parent-style-name="Standard" style:list-style-name="L16">
      <style:paragraph-properties fo:text-align="justify" style:justify-single-word="false"/>
    </style:style>
    <style:style style:name="P23" style:family="paragraph" style:parent-style-name="Standard" style:list-style-name="L17"/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 style:list-style-name="L18">
      <style:paragraph-properties fo:text-align="start" style:justify-single-word="false"/>
    </style:style>
    <style:style style:name="P26" style:family="paragraph" style:parent-style-name="Standard" style:list-style-name="L19">
      <style:paragraph-properties fo:text-align="start" style:justify-single-word="false"/>
    </style:style>
    <style:style style:name="P27" style:family="paragraph" style:parent-style-name="Standard" style:list-style-name="L20">
      <style:paragraph-properties fo:text-align="start" style:justify-single-word="false"/>
    </style:style>
    <style:style style:name="P28" style:family="paragraph" style:parent-style-name="Standard" style:list-style-name="L21">
      <style:paragraph-properties fo:text-align="start" style:justify-single-word="false"/>
    </style:style>
    <style:style style:name="P29" style:family="paragraph" style:parent-style-name="Standard" style:list-style-name="L22">
      <style:paragraph-properties fo:text-align="start" style:justify-single-word="false"/>
    </style:style>
    <style:style style:name="P30" style:family="paragraph" style:parent-style-name="Standard" style:list-style-name="L23">
      <style:paragraph-properties fo:text-align="start" style:justify-single-word="false"/>
    </style:style>
    <style:style style:name="P31" style:family="paragraph" style:parent-style-name="Standard" style:list-style-name="L24">
      <style:paragraph-properties fo:text-align="start" style:justify-single-word="false"/>
    </style:style>
    <style:style style:name="P32" style:family="paragraph" style:parent-style-name="Standard" style:list-style-name="L25">
      <style:paragraph-properties fo:text-align="start" style:justify-single-word="false"/>
    </style:style>
    <style:style style:name="P33" style:family="paragraph" style:parent-style-name="Standard" style:list-style-name="L26">
      <style:paragraph-properties fo:text-align="start" style:justify-single-word="false"/>
    </style:style>
    <style:style style:name="P34" style:family="paragraph" style:parent-style-name="Standard" style:list-style-name="L27">
      <style:paragraph-properties fo:text-align="start" style:justify-single-word="false"/>
    </style:style>
    <style:style style:name="P35" style:family="paragraph" style:parent-style-name="Standard" style:list-style-name="L28">
      <style:paragraph-properties fo:text-align="start" style:justify-single-word="false"/>
    </style:style>
    <style:style style:name="P36" style:family="paragraph" style:parent-style-name="Standard" style:list-style-name="L29">
      <style:paragraph-properties fo:text-align="start" style:justify-single-word="false"/>
    </style:style>
    <style:style style:name="P37" style:family="paragraph" style:parent-style-name="Standard" style:list-style-name="L30">
      <style:paragraph-properties fo:text-align="start" style:justify-single-word="false"/>
    </style:style>
    <style:style style:name="P38" style:family="paragraph" style:parent-style-name="Standard" style:list-style-name="L31">
      <style:paragraph-properties fo:text-align="start" style:justify-single-word="false"/>
    </style:style>
    <style:style style:name="P39" style:family="paragraph" style:parent-style-name="Standard" style:list-style-name="L32">
      <style:paragraph-properties fo:text-align="start" style:justify-single-word="false"/>
    </style:style>
    <style:style style:name="P40" style:family="paragraph" style:parent-style-name="Standard" style:list-style-name="L33">
      <style:paragraph-properties fo:text-align="start" style:justify-single-word="false"/>
    </style:style>
    <style:style style:name="P41" style:family="paragraph" style:parent-style-name="Standard" style:list-style-name="L34">
      <style:paragraph-properties fo:text-align="start" style:justify-single-word="false"/>
    </style:style>
    <style:style style:name="P42" style:family="paragraph" style:parent-style-name="Standard" style:list-style-name="L35">
      <style:paragraph-properties fo:text-align="start" style:justify-single-word="false"/>
    </style:style>
    <style:style style:name="P4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tion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Langage de programmation <text:tab/></text:p>
          </table:table-cell>
          <table:table-cell table:style-name="Tableau1.B1" office:value-type="string">
            <text:p text:style-name="P2">Langage machine</text:p>
          </table:table-cell>
        </table:table-row>
        <table:table-row>
          <table:table-cell table:style-name="Tableau1.A2" office:value-type="string">
            <text:p text:style-name="P2">Haut niveau</text:p>
          </table:table-cell>
          <table:table-cell table:style-name="Tableau1.B2" office:value-type="string">
            <text:p text:style-name="P5">Bas niveau</text:p>
          </table:table-cell>
        </table:table-row>
        <table:table-row>
          <table:table-cell table:style-name="Tableau1.A2" office:value-type="string">
            <text:p text:style-name="P2">Syntaxe riche</text:p>
          </table:table-cell>
          <table:table-cell table:style-name="Tableau1.B2" office:value-type="string">
            <text:p text:style-name="P5">Reflète l'architecture matérielle</text:p>
          </table:table-cell>
        </table:table-row>
        <table:table-row>
          <table:table-cell table:style-name="Tableau1.A2" office:value-type="string">
            <text:p text:style-name="P2">Expressivité</text:p>
          </table:table-cell>
          <table:table-cell table:style-name="Tableau1.B2" office:value-type="string">
            <text:p text:style-name="P5">Opérateurs explicites sur les unités fonctionnelles et la mémoire</text:p>
          </table:table-cell>
        </table:table-row>
        <table:table-row>
          <table:table-cell table:style-name="Tableau1.A2" office:value-type="string">
            <text:p text:style-name="P2">structuration du programme = <text:s/>facilite le raisonnement</text:p>
            <text:list xml:id="list2995949315731064042" text:style-name="L1">
              <text:list-header>
                <text:p text:style-name="P7"/>
              </text:list-header>
            </text:list>
          </table:table-cell>
          <table:table-cell table:style-name="Tableau1.B2" office:value-type="string">
            <text:p text:style-name="P5">Organisation du programme adapté au matériel et qui fournis une bonne exploitation des ressources</text:p>
          </table:table-cell>
        </table:table-row>
        <table:table-row>
          <table:table-cell table:style-name="Tableau1.A2" office:value-type="string">
            <text:p text:style-name="P2">existence de langages riches = dédiés à un domaine spécifique</text:p>
          </table:table-cell>
          <table:table-cell table:style-name="Tableau1.B2" office:value-type="string">
            <text:p text:style-name="P5"/>
          </table:table-cell>
        </table:table-row>
      </table:table>
      <text:p text:style-name="P2"/>
      <text:p text:style-name="P2"/>
      <text:p text:style-name="P2">Vision plus générale</text:p>
      <text:list xml:id="list7529489850010343748" text:style-name="L2">
        <text:list-item>
          <text:list>
            <text:list-item>
              <text:p text:style-name="P8">Compilation = traduction et transformation d'un langage source vers un langage cible</text:p>
            </text:list-item>
          </text:list>
        </text:list-item>
      </text:list>
      <text:p text:style-name="P2"/>
      <text:p text:style-name="P2">Différents niveaux de langages</text:p>
      <text:list xml:id="list8229799232743210633" text:style-name="L3">
        <text:list-item>
          <text:list>
            <text:list-item>
              <text:p text:style-name="P9">langage machine = suite binaire interpelable par les micro-programmes du processeur</text:p>
            </text:list-item>
            <text:list-item>
              <text:p text:style-name="P9">langage assembleur = instructions représentées par des symboles mnémoniques</text:p>
              <text:list>
                <text:list-item>
                  <text:p text:style-name="P9">traduction en langage machine avec un assembleur</text:p>
                </text:list-item>
              </text:list>
            </text:list-item>
          </text:list>
        </text:list-item>
      </text:list>
      <text:list xml:id="list2171178153436677701" text:style-name="L4">
        <text:list-item>
          <text:list>
            <text:list-item>
              <text:p text:style-name="P10">langage de tout niveau</text:p>
            </text:list-item>
            <text:list-item>
              <text:p text:style-name="P10">langage intermédiaire = langage interne à un compilateur</text:p>
              <text:list>
                <text:list-item>
                  <text:p text:style-name="P10">commun à tous les langages sources pris en compte</text:p>
                </text:list-item>
                <text:list-item>
                  <text:p text:style-name="P10">la compilation effectue ses analyses et ses transformations sur la forme intermédiaire du programme</text:p>
                </text:list-item>
                <text:list-item>
                  <text:p text:style-name="P10">puis traduit la version finale en langage machine</text:p>
                </text:list-item>
              </text:list>
            </text:list-item>
          </text:list>
        </text:list-item>
      </text:list>
      <text:p text:style-name="P2"/>
      <text:p text:style-name="P2"><text:tab/>Exemple :</text:p>
      <text:list xml:id="list4690292630229797605" text:style-name="L5">
        <text:list-item>
          <text:p text:style-name="P11">GCC = 3 formes intermédiaires</text:p>
        </text:list-item>
        <text:list-item>
          <text:p text:style-name="P11">CLANG</text:p>
        </text:list-item>
        <text:list-item>
          <text:p text:style-name="P11">bytecode Java ou .N ET</text:p>
        </text:list-item>
      </text:list>
      <text:p text:style-name="P2"/>
      <text:p text:style-name="P2">Différents types de compilateurs</text:p>
      <text:list xml:id="list4971501808102263268" text:style-name="L6">
        <text:list-item>
          <text:list>
            <text:list-item>
              <text:p text:style-name="P12">Interpréteur : le programme source est traduit en langage machine à la volée puis exécuté</text:p>
              <text:list>
                <text:list-header>
                  <text:p text:style-name="P12">Exemple : python bash</text:p>
                </text:list-header>
              </text:list>
            </text:list-item>
          </text:list>
        </text:list-item>
      </text:list>
      <text:list xml:id="list4860419709458725391" text:style-name="L7">
        <text:list-item>
          <text:list>
            <text:list-item>
              <text:p text:style-name="P13">Machine virtuelle ou compilateur dynamique ou JIT (Just In Time compiler)</text:p>
              <text:list>
                <text:list-item>
                  <text:p text:style-name="P13">Prend en entrée un programme en langage intermédiaire, le traduit, l'optimise puis l'exécute</text:p>
                </text:list-item>
              </text:list>
            </text:list-item>
          </text:list>
        </text:list-item>
      </text:list>
      <text:list xml:id="list977634368207119568" text:style-name="L8">
        <text:list-item>
          <text:list>
            <text:list-item>
              <text:p text:style-name="P14">Compilateur statique : prend en entrée un programme en langage source, le traduit, l'optimise et produit en sortie un programme en langage objet</text:p>
              <text:list>
                <text:list-item>
                  <text:p text:style-name="P14">compilateurs source-à-source</text:p>
                </text:list-item>
                <text:list-item>
                  <text:p text:style-name="P14">optimisation d'un programme au niveau du langage source-à-sourc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<text:soft-page-break/>Niveau de compréhension d'un texte source</text:p>
      <text:p text:style-name="P2">Texte source = suite de caractères</text:p>
      <text:p text:style-name="P2"/>
      <text:p text:style-name="P2">Premier niveau : reconnaissance de mots dans le texte</text:p>
      <text:p text:style-name="P2"><text:tab/>= groupes de caractères qui correspondent à un lexique</text:p>
      <text:p text:style-name="P2"><text:tab/><text:tab/>mots = unités syntaxiques, tokens</text:p>
      <text:p text:style-name="P2">= Analyse lexicale</text:p>
      <text:p text:style-name="P2"/>
      <text:p text:style-name="P2">Deuxième niveau : trouver la structure du texte et vérifier s'il est conforme à une syntaxe</text:p>
      <text:p text:style-name="P2"><text:tab/>Syntaxe est définie pour une grammaire</text:p>
      <text:p text:style-name="P2">= Analyse syntaxique</text:p>
      <text:p text:style-name="P2"/>
      <text:p text:style-name="P2">Troisième niveau</text:p>
      <text:p text:style-name="P2"/>
      <text:p text:style-name="P2"/>
      <text:p text:style-name="P2"/>
      <text:p text:style-name="P2"/>
      <text:p text:style-name="P3">TD</text:p>
      <text:p text:style-name="P2">Alphabet : Ensemble fini de symboles.</text:p>
      <text:p text:style-name="P2">Mot : Séquence finie de symboles d'un alphabet.</text:p>
      <text:p text:style-name="P2">Longueur d'un mot : Son nombre de symboles.</text:p>
      <text:p text:style-name="P2">Langage : ensemble de mots sur un alphabet donné.</text:p>
      <text:p text:style-name="P2">L'analyse lexicale cherche à déterminer le « statut » (= unité lexicale ~= token) qui lui correspond.</text:p>
      <text:p text:style-name="P2"/>
      <text:p text:style-name="P2">Donc étant donné un mot, quel est son statut ?</text:p>
      <text:p text:style-name="P2">42 → entier littéral</text:p>
      <text:p text:style-name="P2">3,14 <text:s/>→ flottant littéral</text:p>
      <text:p text:style-name="P2">« string » → chaine littérale</text:p>
      <text:p text:style-name="P2">printf → identificateur</text:p>
      <text:p text:style-name="P2">while → mot clé</text:p>
      <text:p text:style-name="P2">; → punctuation</text:p>
      <text:p text:style-name="P2"/>
      <text:p text:style-name="P2">I.</text:p>
      <text:list xml:id="list7579994715156634008" text:style-name="L9">
        <text:list-item>
          <text:list>
            <text:list-item>
              <text:list>
                <text:list-item>
                  <text:p text:style-name="P15">[a-zA-Z_][a-zA-Z_0-9]*</text:p>
                </text:list-item>
                <text:list-item>
                  <text:p text:style-name="P15"/>
                </text:list-item>
                <text:list-item>
                  <text:p text:style-name="P15">0*10*10*10* </text:p>
                </text:list-item>
                <text:list-item>
                  <text:p text:style-name="P15">(1[01]*)? 0</text:p>
                </text:list-item>
                <text:list-item>
                  <text:p text:style-name="P15">[1-9][0-9]*</text:p>
                </text:list-item>
                <text:list-item>
                  <text:p text:style-name="P15">0[0-7]</text:p>
                </text:list-item>
                <text:list-item>
                  <text:p text:style-name="P15">0[xX][0-9a-fA-F]</text:p>
                </text:list-item>
                <text:list-item>
                  <text:p text:style-name="P15">0[bB][01]+</text:p>
                </text:list-item>
                <text:list-item>
                  <text:p text:style-name="P15">...[uU]?[lL]?[(ll)(LL)]?</text:p>
                </text:list-item>
              </text:list>
            </text:list-item>
          </text:list>
        </text:list-item>
      </text:list>
      <text:p text:style-name="P2"/>
      <text:p text:style-name="P2">Grammaires : composées d'un ensemble de productions mettant en jeu </text:p>
      <text:list xml:id="list7210392898463772674" text:style-name="L10">
        <text:list-item>
          <text:p text:style-name="P16">Les terminaux (unités lexicales)</text:p>
        </text:list-item>
        <text:list-item>
          <text:p text:style-name="P16">Les non-terminaux (variables syntaxiques)</text:p>
        </text:list-item>
      </text:list>
      <text:p text:style-name="P2">Une production a la forme suivante :</text:p>
      <text:p text:style-name="P2"><text:tab/>Partie gauche<text:tab/><text:tab/><text:tab/>→ <text:tab/><text:tab/><text:tab/>Partie droite</text:p>
      <text:p text:style-name="P2"><text:tab/>(non-terminal)<text:tab/><text:tab/><text:tab/><text:tab/><text:tab/><text:tab/>(liste de terminaux et non)</text:p>
      <text:p text:style-name="P2"/>
      <text:p text:style-name="P2"/>
      <text:p text:style-name="P2"/>
      <text:p text:style-name="P2"><text:soft-page-break/>S → Aa</text:p>
      <text:p text:style-name="P2">S → b</text:p>
      <text:p text:style-name="P2">A → Ac</text:p>
      <text:p text:style-name="P2">A → Sd</text:p>
      <text:p text:style-name="P2">A → c</text:p>
      <text:p text:style-name="P2"/>
      <text:p text:style-name="P2">SA (NT)<text:tab/>abc (T)</text:p>
      <text:p text:style-name="P2">b, ca, bda, cca sont issues d'une suite de dérivations qui partent de l'axiome pour arriver vers des terminaux</text:p>
      <text:p text:style-name="P2"/>
      <text:p text:style-name="P2"/>
      <text:p text:style-name="P2">bda= S → Aa → Sda → bda</text:p>
      <text:p text:style-name="P2"/>
      <text:p text:style-name="P2"/>
      <text:p text:style-name="P2">Arbre d'analyse : f d'arbre d'une suite de dérivations </text:p>
      <text:p text:style-name="P2">But de l'analyse syntaxique : trouver un arbre d'analyse étant donné une grammaire et un flux d'unités lexicales</text:p>
      <text:p text:style-name="P2"/>
      <text:p text:style-name="P2"><text:tab/>S</text:p>
      <text:p text:style-name="P2"><text:tab/>/|</text:p>
      <text:p text:style-name="P2"><text:s text:c="9"/>A |</text:p>
      <text:p text:style-name="P2"><text:s text:c="8"/>/ | <text:s/>|</text:p>
      <text:p text:style-name="P2"><text:s text:c="6"/>S <text:s/>| <text:s/>|</text:p>
      <text:p text:style-name="P2"><text:s text:c="7"/>| <text:s text:c="2"/>| <text:s/>|</text:p>
      <text:p text:style-name="P2"><text:s text:c="6"/>b <text:s/>d <text:s/>a</text:p>
      <text:p text:style-name="P2"/>
      <text:p text:style-name="P2">étant donné une grammaire et un flux d'unités lexicales</text:p>
      <text:list xml:id="list8477400142099773604" text:style-name="L11">
        <text:list-item>
          <text:p text:style-name="P17">si l'arbre existe et est unique : tout va bien</text:p>
        </text:list-item>
        <text:list-item>
          <text:p text:style-name="P17">si l'arbre n'existe pas : syntax error</text:p>
        </text:list-item>
        <text:list-item>
          <text:p text:style-name="P17">s'il y a plusieurs arbres possibles : grammaire ambiguë</text:p>
        </text:list-item>
      </text:list>
      <text:p text:style-name="P2"/>
      <text:p text:style-name="P3">Analyse descendante</text:p>
      <text:p text:style-name="P2">Les grammaires analysables de manière descendante sont dites LL</text:p>
      <text:p text:style-name="P2">parsing Left to right and Leftmost derivation</text:p>
      <text:p text:style-name="P2"/>
      <text:p text:style-name="P2">Supporte pas les grammaires récursives à gauche ou factorisante à gauche</text:p>
      <text:p text:style-name="P2"><text:tab/><text:tab/><text:tab/><text:tab/>S → Sa<text:tab/><text:tab/>S → ab</text:p>
      <text:p text:style-name="P2"><text:tab/><text:tab/><text:tab/><text:tab/>S → vide<text:tab/><text:tab/>S → ac</text:p>
      <text:p text:style-name="P2"/>
      <text:p text:style-name="P2">Elimination de la récursivité à gauche :</text:p>
      <text:list xml:id="list242053572663208295" text:style-name="L12">
        <text:list-item>
          <text:p text:style-name="P18">règle simple : A → Ax | y</text:p>
        </text:list-item>
      </text:list>
      <text:p text:style-name="P2"><text:tab/><text:tab/><text:tab/>=&gt;<text:tab/>A → yA'</text:p>
      <text:p text:style-name="P2"><text:tab/><text:tab/><text:tab/><text:tab/>A' → xA' | vide</text:p>
      <text:list xml:id="list6080975915952862443" text:style-name="L13">
        <text:list-item>
          <text:p text:style-name="P19">cas des récursivités indirectes : substituer les NT de gauche jusqu'à ce qu'on ait plus de récursivité indirecte, alors voir ci-dessous : S → Aa | b</text:p>
        </text:list-item>
      </text:list>
      <text:p text:style-name="P2"><text:tab/><text:tab/><text:tab/><text:tab/><text:tab/><text:tab/><text:tab/>A -&gt;Ac | Sd | c</text:p>
      <text:p text:style-name="P2"><text:tab/><text:tab/><text:tab/><text:tab/><text:tab/><text:tab/><text:tab/>=&gt;<text:tab/>S → Aa | b</text:p>
      <text:p text:style-name="P2"><text:tab/><text:tab/><text:tab/><text:tab/><text:tab/><text:tab/><text:tab/><text:tab/>A → Ac | <text:span text:style-name="T1">Aad | bd</text:span> | c</text:p>
      <text:p text:style-name="P2"><text:tab/><text:tab/><text:tab/><text:tab/><text:tab/><text:tab/><text:tab/><text:tab/>=&gt;<text:tab/>S → Aa | b</text:p>
      <text:p text:style-name="P2"><text:tab/><text:tab/><text:tab/><text:tab/><text:tab/><text:tab/><text:tab/><text:tab/><text:tab/>A → <text:span text:style-name="T1">bdA'</text:span> | cA'</text:p>
      <text:p text:style-name="P2"><text:tab/><text:tab/><text:tab/><text:tab/><text:tab/><text:tab/><text:tab/><text:tab/><text:tab/>A' → <text:span text:style-name="T1">adA'</text:span> | cA' | vide</text:p>
      <text:list xml:id="list8612225324961673476" text:style-name="L14">
        <text:list-header>
          <text:p text:style-name="P20"/>
        </text:list-header>
      </text:list>
      <text:p text:style-name="P2"><text:soft-page-break/>Elimination de factorisation à gauche :</text:p>
      <text:list xml:id="list6540606323956228675" text:style-name="L15">
        <text:list-item>
          <text:p text:style-name="P21">règle simple : S → xA | xB</text:p>
        </text:list-item>
      </text:list>
      <text:p text:style-name="P2"><text:tab/><text:tab/><text:tab/>=&gt;<text:tab/>S-&gt; xS'</text:p>
      <text:p text:style-name="P2"><text:tab/><text:tab/><text:tab/><text:tab/>S' → A | B</text:p>
      <text:p text:style-name="P2">Pour l'analyse on a besoin de deux fonctions :</text:p>
      <text:list xml:id="list5416573070331225665" text:style-name="L16">
        <text:list-item>
          <text:p text:style-name="P22">FIRST : Ensemble de terminaux qui peuvent apparaître en premier à partir d'un non-terminal</text:p>
        </text:list-item>
        <text:list-item>
          <text:p text:style-name="P22">FOLLOW : Ensemble de terminaux qui peuvent apparaître après un non-terminal</text:p>
        </text:list-item>
      </text:list>
      <text:p text:style-name="P2"/>
      <table:table table:name="Tableau2" table:style-name="Tableau2">
        <table:table-column table:style-name="Tableau2.A" table:number-columns-repeated="7"/>
        <table:table-column table:style-name="Tableau2.H"/>
        <table:table-row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>U</text:p>
          </table:table-cell>
          <table:table-cell table:style-name="Tableau2.A1" office:value-type="string">
            <text:p text:style-name="P5">*</text:p>
          </table:table-cell>
          <table:table-cell table:style-name="Tableau2.A1" office:value-type="string">
            <text:p text:style-name="P5">(</text:p>
          </table:table-cell>
          <table:table-cell table:style-name="Tableau2.A1" office:value-type="string">
            <text:p text:style-name="P5">)</text:p>
          </table:table-cell>
          <table:table-cell table:style-name="Tableau2.A1" office:value-type="string">
            <text:p text:style-name="P5">id</text:p>
          </table:table-cell>
          <table:table-cell table:style-name="Tableau2.A1" office:value-type="string">
            <text:p text:style-name="P5">e</text:p>
          </table:table-cell>
          <table:table-cell table:style-name="Tableau2.H1" office:value-type="string">
            <text:p text:style-name="P5">$</text:p>
          </table:table-cell>
        </table:table-row>
        <table:table-row>
          <table:table-cell table:style-name="Tableau2.A2" office:value-type="string">
            <text:p text:style-name="P5">E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E -&gt; TE'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E -&gt; TE'</text:p>
          </table:table-cell>
          <table:table-cell table:style-name="Tableau2.A2" office:value-type="string">
            <text:p text:style-name="P5">E -&gt; TE'</text:p>
          </table:table-cell>
          <table:table-cell table:style-name="Tableau2.H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E'</text:p>
          </table:table-cell>
          <table:table-cell table:style-name="Tableau2.A2" office:value-type="string">
            <text:p text:style-name="P5">E' -&gt; UTE'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E'-&gt; &amp;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H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T -&gt; FT'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T -&gt; FT'</text:p>
          </table:table-cell>
          <table:table-cell table:style-name="Tableau2.A2" office:value-type="string">
            <text:p text:style-name="P5">T -&gt; FT'</text:p>
          </table:table-cell>
          <table:table-cell table:style-name="Tableau2.H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T'</text:p>
          </table:table-cell>
          <table:table-cell table:style-name="Tableau2.A2" office:value-type="string">
            <text:p text:style-name="P5">T' → &amp;</text:p>
          </table:table-cell>
          <table:table-cell table:style-name="Tableau2.A2" office:value-type="string">
            <text:p text:style-name="P5">T' -&gt; FT'</text:p>
          </table:table-cell>
          <table:table-cell table:style-name="Tableau2.A2" office:value-type="string">
            <text:p text:style-name="P5">T' → &amp;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T' -&gt; FT'</text:p>
          </table:table-cell>
          <table:table-cell table:style-name="Tableau2.A2" office:value-type="string">
            <text:p text:style-name="P5">T' -&gt; FT'</text:p>
          </table:table-cell>
          <table:table-cell table:style-name="Tableau2.H2" office:value-type="string">
            <text:p text:style-name="P5">T' → &amp;</text:p>
          </table:table-cell>
        </table:table-row>
        <table:table-row>
          <table:table-cell table:style-name="Tableau2.A2" office:value-type="string">
            <text:p text:style-name="P5">F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F → GG'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F → GG'</text:p>
          </table:table-cell>
          <table:table-cell table:style-name="Tableau2.A2" office:value-type="string">
            <text:p text:style-name="P5">F → GG'</text:p>
          </table:table-cell>
          <table:table-cell table:style-name="Tableau2.H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G'</text:p>
          </table:table-cell>
          <table:table-cell table:style-name="Tableau2.A2" office:value-type="string">
            <text:p text:style-name="P5">G' → &amp;</text:p>
          </table:table-cell>
          <table:table-cell table:style-name="Tableau2.A2" office:value-type="string">
            <text:p text:style-name="P5">G' → *</text:p>
          </table:table-cell>
          <table:table-cell table:style-name="Tableau2.A2" office:value-type="string">
            <text:p text:style-name="P5">G' → &amp;</text:p>
          </table:table-cell>
          <table:table-cell table:style-name="Tableau2.A2" office:value-type="string">
            <text:p text:style-name="P5">G' → &amp;</text:p>
          </table:table-cell>
          <table:table-cell table:style-name="Tableau2.A2" office:value-type="string">
            <text:p text:style-name="P5">G' → &amp;</text:p>
          </table:table-cell>
          <table:table-cell table:style-name="Tableau2.A2" office:value-type="string">
            <text:p text:style-name="P5">G' → &amp;</text:p>
          </table:table-cell>
          <table:table-cell table:style-name="Tableau2.H2" office:value-type="string">
            <text:p text:style-name="P5">G' → &amp;</text:p>
          </table:table-cell>
        </table:table-row>
        <table:table-row>
          <table:table-cell table:style-name="Tableau2.A2" office:value-type="string">
            <text:p text:style-name="P5">G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G → (E)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G → id</text:p>
          </table:table-cell>
          <table:table-cell table:style-name="Tableau2.A2" office:value-type="string">
            <text:p text:style-name="P5">G → e</text:p>
          </table:table-cell>
          <table:table-cell table:style-name="Tableau2.H2" office:value-type="string">
            <text:p text:style-name="P5"/>
          </table:table-cell>
        </table:table-row>
      </table:table>
      <text:p text:style-name="P2"/>
      <text:p text:style-name="P2">((Pile commence par axiome suivi de $))</text:p>
      <text:p text:style-name="P2">Algorithme de reconnaissance : (avec a = symbole courant, X tete de pile et M la table)</text:p>
      <text:p text:style-name="P2"><text:tab/>Tant que X!= $</text:p>
      <text:p text:style-name="P2"><text:tab/><text:tab/>si X vaut a, dépiler et passer au token suivant</text:p>
      <text:p text:style-name="P2"><text:tab/><text:tab/>sinon si X est terminal : ERREUR</text:p>
      <text:p text:style-name="P2"><text:tab/><text:tab/>sinon si M[X, a] est vide : ERREUR</text:p>
      <text:p text:style-name="P2"><text:tab/><text:tab/>sinon si M[X, a] = X-&gt;Y1 Y2 .. Yn</text:p>
      <text:p text:style-name="P2"><text:tab/><text:tab/><text:tab/>Emettre la production</text:p>
      <text:p text:style-name="P2"><text:tab/><text:tab/><text:tab/>Dépile</text:p>
      <text:p text:style-name="P2"><text:tab/><text:tab/><text:tab/>Empile Yn .. Y2 Y1</text:p>
      <text:p text:style-name="P2"><text:tab/><text:tab/><text:tab/>(Y1 nouveau X)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' -&gt; S</text:p>
      <text:p text:style-name="P2">S -&gt; S(S) | &amp;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">X</text:p>
          </table:table-cell>
          <table:table-cell table:style-name="Tableau3.A1" office:value-type="string">
            <text:p text:style-name="P5">First</text:p>
          </table:table-cell>
          <table:table-cell table:style-name="Tableau3.C1" office:value-type="string">
            <text:p text:style-name="P5">Follow</text:p>
          </table:table-cell>
        </table:table-row>
        <table:table-row>
          <table:table-cell table:style-name="Tableau3.A2" office:value-type="string">
            <text:p text:style-name="P5">S'</text:p>
          </table:table-cell>
          <table:table-cell table:style-name="Tableau3.A2" office:value-type="string">
            <text:p text:style-name="P5">&amp; (</text:p>
          </table:table-cell>
          <table:table-cell table:style-name="Tableau3.C2" office:value-type="string">
            <text:p text:style-name="P5">$</text:p>
          </table:table-cell>
        </table:table-row>
        <table:table-row>
          <table:table-cell table:style-name="Tableau3.A2" office:value-type="string">
            <text:p text:style-name="P5">S</text:p>
          </table:table-cell>
          <table:table-cell table:style-name="Tableau3.A2" office:value-type="string">
            <text:p text:style-name="P5">&amp; (</text:p>
          </table:table-cell>
          <table:table-cell table:style-name="Tableau3.C2" office:value-type="string">
            <text:p text:style-name="P5">$ ( )</text:p>
          </table:table-cell>
        </table:table-row>
      </table:table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I0</text:p>
          </table:table-cell>
        </table:table-row>
        <table:table-row>
          <table:table-cell table:style-name="Tableau4.A2" office:value-type="string">
            <text:p text:style-name="P5">S'-&gt;.S</text:p>
          </table:table-cell>
        </table:table-row>
        <table:table-row>
          <table:table-cell table:style-name="Tableau4.A2" office:value-type="string">
            <text:p text:style-name="P5">S-&gt;.S(S)</text:p>
          </table:table-cell>
        </table:table-row>
        <table:table-row>
          <table:table-cell table:style-name="Tableau4.A2" office:value-type="string">
            <text:p text:style-name="P5">S-&gt;.</text:p>
          </table:table-cell>
        </table:table-row>
      </table:table>
      <text:p text:style-name="P2"/>
      <text:p text:style-name="P2">Goto (I0, S) →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I1</text:p>
          </table:table-cell>
        </table:table-row>
        <table:table-row>
          <table:table-cell table:style-name="Tableau5.A2" office:value-type="string">
            <text:p text:style-name="P5">S'-&gt;S.</text:p>
          </table:table-cell>
        </table:table-row>
        <table:table-row>
          <table:table-cell table:style-name="Tableau5.A2" office:value-type="string">
            <text:p text:style-name="P5">S-&gt;S.(S)</text:p>
          </table:table-cell>
        </table:table-row>
      </table:table>
      <text:p text:style-name="P2"/>
      <text:p text:style-name="P2">Goto (I1, ( ) →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">I2</text:p>
          </table:table-cell>
        </table:table-row>
        <table:table-row>
          <table:table-cell table:style-name="Tableau6.A2" office:value-type="string">
            <text:p text:style-name="P5">S'-&gt;S(<text:span text:style-name="T1">.S</text:span>)</text:p>
          </table:table-cell>
        </table:table-row>
        <table:table-row>
          <table:table-cell table:style-name="Tableau6.A2" office:value-type="string">
            <text:p text:style-name="P5">S-&gt;.S(S)</text:p>
          </table:table-cell>
        </table:table-row>
        <table:table-row>
          <table:table-cell table:style-name="Tableau6.A2" office:value-type="string">
            <text:p text:style-name="P5">S-&gt;.</text:p>
          </table:table-cell>
        </table:table-row>
      </table:table>
      <text:p text:style-name="P2"/>
      <text:p text:style-name="P2">Goto (I2, S ) →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">I3</text:p>
          </table:table-cell>
        </table:table-row>
        <table:table-row>
          <table:table-cell table:style-name="Tableau7.A2" office:value-type="string">
            <text:p text:style-name="P5">S'-&gt;S(<text:span text:style-name="T2">S.</text:span>)</text:p>
          </table:table-cell>
        </table:table-row>
        <table:table-row>
          <table:table-cell table:style-name="Tableau7.A2" office:value-type="string">
            <text:p text:style-name="P5">S-&gt;S.(S)</text:p>
          </table:table-cell>
        </table:table-row>
      </table:table>
      <text:p text:style-name="P2"/>
      <text:p text:style-name="P2">Goto (I3, ( ) → I2</text:p>
      <text:p text:style-name="P2">Goto (I3, ) ) →</text:p>
      <text:p text:style-name="P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">I4</text:p>
          </table:table-cell>
        </table:table-row>
        <table:table-row>
          <table:table-cell table:style-name="Tableau8.A2" office:value-type="string">
            <text:p text:style-name="P5">S'-&gt;S(<text:span text:style-name="T2">S</text:span>),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/>
        <table:table-column table:style-name="Tableau9.E"/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>(</text:p>
          </table:table-cell>
          <table:table-cell table:style-name="Tableau9.A1" office:value-type="string">
            <text:p text:style-name="Table_20_Contents">)</text:p>
          </table:table-cell>
          <table:table-cell table:style-name="Tableau9.A1" office:value-type="string">
            <text:p text:style-name="Table_20_Contents">$</text:p>
          </table:table-cell>
          <table:table-cell table:style-name="Tableau9.E1" office:value-type="string">
            <text:p text:style-name="Table_20_Contents">S</text:p>
          </table:table-cell>
        </table:table-row>
        <table:table-row>
          <table:table-cell table:style-name="Tableau9.A2" office:value-type="string">
            <text:p text:style-name="Table_20_Contents">I0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E2" office:value-type="string">
            <text:p text:style-name="Table_20_Contents">I1</text:p>
          </table:table-cell>
        </table:table-row>
        <table:table-row>
          <table:table-cell table:style-name="Tableau9.A2" office:value-type="string">
            <text:p text:style-name="Table_20_Contents">I1</text:p>
          </table:table-cell>
          <table:table-cell table:style-name="Tableau9.A2" office:value-type="string">
            <text:p text:style-name="Table_20_Contents">Shift I2</text:p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>Accept</text:p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I2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E2" office:value-type="string">
            <text:p text:style-name="Table_20_Contents">I3</text:p>
          </table:table-cell>
        </table:table-row>
        <table:table-row>
          <table:table-cell table:style-name="Tableau9.A2" office:value-type="string">
            <text:p text:style-name="Table_20_Contents">I3</text:p>
          </table:table-cell>
          <table:table-cell table:style-name="Tableau9.A2" office:value-type="string">
            <text:p text:style-name="Table_20_Contents">Shift I2</text:p>
          </table:table-cell>
          <table:table-cell table:style-name="Tableau9.A2" office:value-type="string">
            <text:p text:style-name="Table_20_Contents">Shift I4</text:p>
          </table:table-cell>
          <table:table-cell table:style-name="Tableau9.A2" office:value-type="string">
            <text:p text:style-name="Table_20_Contents"/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I4</text:p>
          </table:table-cell>
          <table:table-cell table:style-name="Tableau9.A2" office:value-type="string">
            <text:p text:style-name="Table_20_Contents">Reduce S-&gt;S(S)</text:p>
          </table:table-cell>
          <table:table-cell table:style-name="Tableau9.A2" office:value-type="string">
            <text:p text:style-name="Table_20_Contents">Reduce S-&gt;S(S)</text:p>
          </table:table-cell>
          <table:table-cell table:style-name="Tableau9.A2" office:value-type="string">
            <text:p text:style-name="Table_20_Contents">Reduce S-&gt;S(S)</text:p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A2" table:number-columns-spanned="3" office:value-type="string">
            <text:p text:style-name="Table_20_Contents">Shift état/ Reduce règle/ Accept</text:p>
          </table:table-cell>
          <table:covered-table-cell/>
          <table:covered-table-cell/>
          <table:table-cell table:style-name="Tableau9.E2" office:value-type="string">
            <text:p text:style-name="Table_20_Contents">Goto état</text:p>
          </table:table-cell>
        </table:table-row>
      </table:table>
      <text:p text:style-name="Standard"/>
      <text:p text:style-name="Standard">Construction : 3 cas pour tous les états</text:p>
      <text:list xml:id="list5562935134180650497" text:style-name="L17">
        <text:list-item>
          <text:p text:style-name="P23">point devant un terminal =&gt; shift</text:p>
        </text:list-item>
        <text:list-item>
          <text:p text:style-name="P23">point final =&gt; reduce</text:p>
        </text:list-item>
        <text:list-item>
          <text:p text:style-name="P23">S' =&gt; S. =&gt; accept</text:p>
        </text:list-item>
      </text:list>
      <text:p text:style-name="Standard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Table_20_Contents">Pile</text:p>
          </table:table-cell>
          <table:table-cell table:style-name="Tableau10.A1" office:value-type="string">
            <text:p text:style-name="Table_20_Contents">Chaine</text:p>
          </table:table-cell>
          <table:table-cell table:style-name="Tableau10.C1" office:value-type="string">
            <text:p text:style-name="Table_20_Contents">Action</text:p>
          </table:table-cell>
        </table:table-row>
        <table:table-row>
          <table:table-cell table:style-name="Tableau10.A2" office:value-type="string">
            <text:p text:style-name="Table_20_Contents">I0</text:p>
          </table:table-cell>
          <table:table-cell table:style-name="Tableau10.A2" office:value-type="string">
            <text:p text:style-name="Table_20_Contents">( ( ) ( ) )$</text:p>
          </table:table-cell>
          <table:table-cell table:style-name="Tableau10.C2" office:value-type="string">
            <text:p text:style-name="Table_20_Contents">Reduce → dépile |&amp;| et empile goto (I0, S)</text:p>
          </table:table-cell>
        </table:table-row>
        <table:table-row>
          <table:table-cell table:style-name="Tableau10.A2" office:value-type="string">
            <text:p text:style-name="Table_20_Contents">I0 I1</text:p>
          </table:table-cell>
          <table:table-cell table:style-name="Tableau10.A2" office:value-type="string">
            <text:p text:style-name="Table_20_Contents">( ( ) ( ) )$</text:p>
          </table:table-cell>
          <table:table-cell table:style-name="Tableau10.C2" office:value-type="string">
            <text:p text:style-name="Table_20_Contents">Shift → empile I2 et passe a</text:p>
          </table:table-cell>
        </table:table-row>
        <table:table-row>
          <table:table-cell table:style-name="Tableau10.A2" office:value-type="string">
            <text:p text:style-name="Table_20_Contents">I0 I1 I2</text:p>
          </table:table-cell>
          <table:table-cell table:style-name="Tableau10.A2" office:value-type="string">
            <text:p text:style-name="Table_20_Contents"><text:s text:c="2"/>( ) ( ) )$</text:p>
          </table:table-cell>
          <table:table-cell table:style-name="Tableau10.C2" office:value-type="string">
            <text:p text:style-name="Table_20_Contents">Reduce → dépile |&amp;| et empile goto (I2, S)</text:p>
          </table:table-cell>
        </table:table-row>
        <table:table-row>
          <table:table-cell table:style-name="Tableau10.A2" office:value-type="string">
            <text:p text:style-name="Table_20_Contents">I0 I1 I2 I3</text:p>
          </table:table-cell>
          <table:table-cell table:style-name="Tableau10.A2" office:value-type="string">
            <text:p text:style-name="Table_20_Contents"><text:s text:c="2"/>( ) ( ) )$</text:p>
          </table:table-cell>
          <table:table-cell table:style-name="Tableau10.C2" office:value-type="string">
            <text:p text:style-name="Table_20_Contents">Shift → empile I2 et passe a</text:p>
          </table:table-cell>
        </table:table-row>
        <table:table-row>
          <table:table-cell table:style-name="Tableau10.A2" office:value-type="string">
            <text:p text:style-name="Table_20_Contents">I0 I1 I2 I3 I2</text:p>
          </table:table-cell>
          <table:table-cell table:style-name="Tableau10.A2" office:value-type="string">
            <text:p text:style-name="Table_20_Contents"><text:s text:c="4"/>) ( ) )$</text:p>
          </table:table-cell>
          <table:table-cell table:style-name="Tableau10.C2" office:value-type="string">
            <text:p text:style-name="Table_20_Contents">Reduce → dépile |&amp;| et empile goto (I2, S)</text:p>
          </table:table-cell>
        </table:table-row>
        <table:table-row>
          <table:table-cell table:style-name="Tableau10.A2" office:value-type="string">
            <text:p text:style-name="Table_20_Contents">I0 I1 I2 I3 I2 I3</text:p>
          </table:table-cell>
          <table:table-cell table:style-name="Tableau10.A2" office:value-type="string">
            <text:p text:style-name="Table_20_Contents"><text:s text:c="4"/>) ( ) )$</text:p>
          </table:table-cell>
          <table:table-cell table:style-name="Tableau10.C2" office:value-type="string">
            <text:p text:style-name="Table_20_Contents">Shift → empile I4 et passe a</text:p>
          </table:table-cell>
        </table:table-row>
        <table:table-row>
          <table:table-cell table:style-name="Tableau10.A2" office:value-type="string">
            <text:p text:style-name="Table_20_Contents">I0 I1 I2 I3 I2 I3 I4</text:p>
          </table:table-cell>
          <table:table-cell table:style-name="Tableau10.A2" office:value-type="string">
            <text:p text:style-name="Table_20_Contents"><text:s text:c="6"/>( ) )$</text:p>
          </table:table-cell>
          <table:table-cell table:style-name="Tableau10.C2" office:value-type="string">
            <text:p text:style-name="Table_20_Contents">Reduce → dépile |S(S)| et empile goto (I2, S)</text:p>
          </table:table-cell>
        </table:table-row>
        <table:table-row>
          <table:table-cell table:style-name="Tableau10.A2" office:value-type="string">
            <text:p text:style-name="Table_20_Contents">I0 I1 I2 I3</text:p>
          </table:table-cell>
          <table:table-cell table:style-name="Tableau10.A2" office:value-type="string">
            <text:p text:style-name="Table_20_Contents"><text:s text:c="6"/>( ) )$</text:p>
          </table:table-cell>
          <table:table-cell table:style-name="Tableau10.C2" office:value-type="string">
            <text:p text:style-name="Table_20_Contents">Shift → empile I2 et passe a</text:p>
          </table:table-cell>
        </table:table-row>
        <table:table-row>
          <table:table-cell table:style-name="Tableau10.A2" office:value-type="string">
            <text:p text:style-name="Table_20_Contents">I0 I1 I2 I3 I2</text:p>
          </table:table-cell>
          <table:table-cell table:style-name="Tableau10.A2" office:value-type="string">
            <text:p text:style-name="Table_20_Contents"><text:s text:c="8"/>) )$</text:p>
          </table:table-cell>
          <table:table-cell table:style-name="Tableau10.C2" office:value-type="string">
            <text:p text:style-name="Table_20_Contents">Reduce → dépile |&amp;| et empile goto (I2, S)</text:p>
          </table:table-cell>
        </table:table-row>
        <table:table-row>
          <table:table-cell table:style-name="Tableau10.A2" office:value-type="string">
            <text:p text:style-name="Table_20_Contents">I0 I1 I2 I3 I2 I3</text:p>
          </table:table-cell>
          <table:table-cell table:style-name="Tableau10.A2" office:value-type="string">
            <text:p text:style-name="Table_20_Contents"><text:s text:c="10"/>)$</text:p>
          </table:table-cell>
          <table:table-cell table:style-name="Tableau10.C2" office:value-type="string">
            <text:p text:style-name="Table_20_Contents">Shift → empile I4 et passe a</text:p>
          </table:table-cell>
        </table:table-row>
        <table:table-row>
          <table:table-cell table:style-name="Tableau10.A2" office:value-type="string">
            <text:p text:style-name="Table_20_Contents">I0 I1 I2 I3 I2 I3 I4</text:p>
          </table:table-cell>
          <table:table-cell table:style-name="Tableau10.A2" office:value-type="string">
            <text:p text:style-name="Table_20_Contents"><text:s text:c="10"/>)$</text:p>
          </table:table-cell>
          <table:table-cell table:style-name="Tableau10.C2" office:value-type="string">
            <text:p text:style-name="Table_20_Contents">Reduce → dépile |S(S)| et empile goto (I2, S)</text:p>
          </table:table-cell>
        </table:table-row>
        <table:table-row>
          <table:table-cell table:style-name="Tableau10.A2" office:value-type="string">
            <text:p text:style-name="Table_20_Contents">I0 I1 I2 I3</text:p>
          </table:table-cell>
          <table:table-cell table:style-name="Tableau10.A2" office:value-type="string">
            <text:p text:style-name="Table_20_Contents"><text:s text:c="10"/>)$</text:p>
          </table:table-cell>
          <table:table-cell table:style-name="Tableau10.C2" office:value-type="string">
            <text:p text:style-name="Table_20_Contents">Shift → empile I4 et passe a</text:p>
          </table:table-cell>
        </table:table-row>
        <table:table-row>
          <table:table-cell table:style-name="Tableau10.A2" office:value-type="string">
            <text:p text:style-name="Table_20_Contents">I0</text:p>
          </table:table-cell>
          <table:table-cell table:style-name="Tableau10.A2" office:value-type="string">
            <text:p text:style-name="Table_20_Contents"><text:s text:c="11"/>$</text:p>
          </table:table-cell>
          <table:table-cell table:style-name="Tableau10.C2" office:value-type="string">
            <text:p text:style-name="Table_20_Contents">Reduce → dépile |S(S)| et empile goto (I0, S)</text:p>
          </table:table-cell>
        </table:table-row>
        <table:table-row>
          <table:table-cell table:style-name="Tableau10.A2" office:value-type="string">
            <text:p text:style-name="Table_20_Contents">I0 I1</text:p>
          </table:table-cell>
          <table:table-cell table:style-name="Tableau10.A2" office:value-type="string">
            <text:p text:style-name="Table_20_Contents"><text:s text:c="11"/>$</text:p>
          </table:table-cell>
          <table:table-cell table:style-name="Tableau10.C2" office:value-type="string">
            <text:p text:style-name="Table_20_Contents">Accept</text:p>
          </table:table-cell>
        </table:table-row>
      </table:table>
      <text:p text:style-name="Standard"/>
      <text:p text:style-name="Standard"><text:line-break/><text:line-break/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 table:number-columns-repeated="2"/>
        <table:table-column table:style-name="Tableau11.J"/>
        <table:table-column table:style-name="Tableau11.K"/>
        <table:table-column table:style-name="Tableau11.L"/>
        <table:table-column table:style-name="Tableau11.M"/>
        <table:table-column table:style-name="Tableau11.N"/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>call</text:p>
          </table:table-cell>
          <table:table-cell table:style-name="Tableau11.A1" office:value-type="string">
            <text:p text:style-name="Table_20_Contents">id</text:p>
          </table:table-cell>
          <table:table-cell table:style-name="Tableau11.A1" office:value-type="string">
            <text:p text:style-name="Table_20_Contents">E</text:p>
          </table:table-cell>
          <table:table-cell table:style-name="Tableau11.A1" office:value-type="string">
            <text:p text:style-name="Table_20_Contents">(</text:p>
          </table:table-cell>
          <table:table-cell table:style-name="Tableau11.A1" office:value-type="string">
            <text:p text:style-name="Table_20_Contents">)</text:p>
          </table:table-cell>
          <table:table-cell table:style-name="Tableau11.A1" office:value-type="string">
            <text:p text:style-name="Table_20_Contents">:=</text:p>
          </table:table-cell>
          <table:table-cell table:style-name="Tableau11.A1" office:value-type="string">
            <text:p text:style-name="Table_20_Contents">,</text:p>
          </table:table-cell>
          <table:table-cell table:style-name="Tableau11.A1" office:value-type="string">
            <text:p text:style-name="Table_20_Contents">$</text:p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>S</text:p>
          </table:table-cell>
          <table:table-cell table:style-name="Tableau11.A1" office:value-type="string">
            <text:p text:style-name="Table_20_Contents">L</text:p>
          </table:table-cell>
          <table:table-cell table:style-name="Tableau11.A1" office:value-type="string">
            <text:p text:style-name="Table_20_Contents">arglist</text:p>
          </table:table-cell>
          <table:table-cell table:style-name="Tableau11.N1" office:value-type="string">
            <text:p text:style-name="Table_20_Contents">elist</text:p>
          </table:table-cell>
        </table:table-row>
        <table:table-row>
          <table:table-cell table:style-name="Tableau11.A2" office:value-type="float" office:value="0">
            <text:p text:style-name="Table_20_Contents">0</text:p>
          </table:table-cell>
          <table:table-cell table:style-name="Tableau11.B2" office:value-type="string">
            <text:p text:style-name="Table_20_Contents">S2</text:p>
          </table:table-cell>
          <table:table-cell table:style-name="Tableau11.B2" office:value-type="string">
            <text:p text:style-name="Table_20_Contents">S4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A2" office:value-type="float" office:value="1">
            <text:p text:style-name="Table_20_Contents">1</text:p>
          </table:table-cell>
          <table:table-cell table:style-name="Tableau11.A2" office:value-type="float" office:value="3">
            <text:p text:style-name="Table_20_Contents">3</text:p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">
            <text:p text:style-name="Table_20_Contents">1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Acc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2">
            <text:p text:style-name="Table_20_Contents">2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5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3">
            <text:p text:style-name="Table_20_Contents">3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6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4">
            <text:p text:style-name="Table_20_Contents">4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7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4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5">
            <text:p text:style-name="Table_20_Contents">5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8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6">
            <text:p text:style-name="Table_20_Contents">6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9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7">
            <text:p text:style-name="Table_20_Contents">7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1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9" office:value-type="float" office:value="10">
            <text:p text:style-name="Table_20_Contents">10</text:p>
          </table:table-cell>
        </table:table-row>
        <table:table-row>
          <table:table-cell table:style-name="Tableau11.A2" office:value-type="float" office:value="8">
            <text:p text:style-name="Table_20_Contents">8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3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A2" office:value-type="float" office:value="12">
            <text:p text:style-name="Table_20_Contents">12</text:p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9">
            <text:p text:style-name="Table_20_Contents">9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2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0">
            <text:p text:style-name="Table_20_Contents">10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4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5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1">
            <text:p text:style-name="Table_20_Contents">11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7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7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2">
            <text:p text:style-name="Table_20_Contents">12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6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7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3">
            <text:p text:style-name="Table_20_Contents">13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5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5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4">
            <text:p text:style-name="Table_20_Contents">14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3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5">
            <text:p text:style-name="Table_20_Contents">15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8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6">
            <text:p text:style-name="Table_20_Contents">16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1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7">
            <text:p text:style-name="Table_20_Contents">17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S19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8">
            <text:p text:style-name="Table_20_Contents">18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8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8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  <table:table-row>
          <table:table-cell table:style-name="Tableau11.A2" office:value-type="float" office:value="19">
            <text:p text:style-name="Table_20_Contents">19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6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>R(6)</text:p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B2" office:value-type="string">
            <text:p text:style-name="Table_20_Contents"/>
          </table:table-cell>
          <table:table-cell table:style-name="Tableau11.N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12" table:style-name="Tableau12">
        <table:table-column table:style-name="Tableau12.A"/>
        <table:table-column table:style-name="Tableau12.B" table:number-columns-repeated="2"/>
        <table:table-column table:style-name="Tableau12.D"/>
        <table:table-column table:style-name="Tableau12.E"/>
        <table:table-column table:style-name="Tableau12.F"/>
        <table:table-column table:style-name="Tableau12.G"/>
        <table:table-column table:style-name="Tableau12.H"/>
        <table:table-column table:style-name="Tableau12.I"/>
        <table:table-row>
          <table:table-cell table:style-name="Tableau12.A1" office:value-type="string">
            <text:p text:style-name="Table_20_Contents"/>
          </table:table-cell>
          <table:table-cell table:style-name="Tableau12.A1" office:value-type="string">
            <text:p text:style-name="Table_20_Contents">=</text:p>
          </table:table-cell>
          <table:table-cell table:style-name="Tableau12.A1" office:value-type="string">
            <text:p text:style-name="Table_20_Contents">*</text:p>
          </table:table-cell>
          <table:table-cell table:style-name="Tableau12.A1" office:value-type="string">
            <text:p text:style-name="Table_20_Contents">id</text:p>
          </table:table-cell>
          <table:table-cell table:style-name="Tableau12.A1" office:value-type="string">
            <text:p text:style-name="Table_20_Contents">$</text:p>
          </table:table-cell>
          <table:table-cell table:style-name="Tableau12.A1" office:value-type="string">
            <text:p text:style-name="Table_20_Contents"/>
          </table:table-cell>
          <table:table-cell table:style-name="Tableau12.A1" office:value-type="string">
            <text:p text:style-name="Table_20_Contents">S</text:p>
          </table:table-cell>
          <table:table-cell table:style-name="Tableau12.A1" office:value-type="string">
            <text:p text:style-name="Table_20_Contents">L</text:p>
          </table:table-cell>
          <table:table-cell table:style-name="Tableau12.I1" office:value-type="string">
            <text:p text:style-name="Table_20_Contents">R</text:p>
          </table:table-cell>
        </table:table-row>
        <table:table-row>
          <table:table-cell table:style-name="Tableau12.A2" office:value-type="float" office:value="0">
            <text:p text:style-name="Table_20_Contents">0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S4</text:p>
          </table:table-cell>
          <table:table-cell table:style-name="Tableau12.B2" office:value-type="string">
            <text:p text:style-name="Table_20_Contents">S5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A2" office:value-type="float" office:value="1">
            <text:p text:style-name="Table_20_Contents">1</text:p>
          </table:table-cell>
          <table:table-cell table:style-name="Tableau12.A2" office:value-type="float" office:value="2">
            <text:p text:style-name="Table_20_Contents">2</text:p>
          </table:table-cell>
          <table:table-cell table:style-name="Tableau12.I2" office:value-type="float" office:value="3">
            <text:p text:style-name="Table_20_Contents">3</text:p>
          </table:table-cell>
        </table:table-row>
        <table:table-row>
          <table:table-cell table:style-name="Tableau12.A2" office:value-type="float" office:value="1">
            <text:p text:style-name="Table_20_Contents">1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Accept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2">
            <text:p text:style-name="Table_20_Contents">2</text:p>
          </table:table-cell>
          <table:table-cell table:style-name="Tableau12.B2" office:value-type="string">
            <text:p text:style-name="Table_20_Contents">S6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5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3">
            <text:p text:style-name="Table_20_Contents">3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2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4">
            <text:p text:style-name="Table_20_Contents">4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2" office:value-type="float" office:value="7">
            <text:p text:style-name="Table_20_Contents">7</text:p>
          </table:table-cell>
        </table:table-row>
        <table:table-row>
          <table:table-cell table:style-name="Tableau12.A2" office:value-type="float" office:value="5">
            <text:p text:style-name="Table_20_Contents">5</text:p>
          </table:table-cell>
          <table:table-cell table:style-name="Tableau12.B2" office:value-type="string">
            <text:p text:style-name="Table_20_Contents">R4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4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6">
            <text:p text:style-name="Table_20_Contents">6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S4</text:p>
          </table:table-cell>
          <table:table-cell table:style-name="Tableau12.B2" office:value-type="string">
            <text:p text:style-name="Table_20_Contents">S5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A2" office:value-type="float" office:value="9">
            <text:p text:style-name="Table_20_Contents">9</text:p>
          </table:table-cell>
          <table:table-cell table:style-name="Tableau12.I2" office:value-type="float" office:value="8">
            <text:p text:style-name="Table_20_Contents">8</text:p>
          </table:table-cell>
        </table:table-row>
        <table:table-row>
          <table:table-cell table:style-name="Tableau12.A2" office:value-type="float" office:value="7">
            <text:p text:style-name="Table_20_Contents">7</text:p>
          </table:table-cell>
          <table:table-cell table:style-name="Tableau12.B2" office:value-type="string">
            <text:p text:style-name="Table_20_Contents">R3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3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8">
            <text:p text:style-name="Table_20_Contents">8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1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  <table:table-row>
          <table:table-cell table:style-name="Tableau12.A2" office:value-type="float" office:value="9">
            <text:p text:style-name="Table_20_Contents">9</text:p>
          </table:table-cell>
          <table:table-cell table:style-name="Tableau12.B2" office:value-type="string">
            <text:p text:style-name="Table_20_Contents">R5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>R5</text:p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B2" office:value-type="string">
            <text:p text:style-name="Table_20_Contents"/>
          </table:table-cell>
          <table:table-cell table:style-name="Tableau12.I3" office:value-type="string">
            <text:p text:style-name="Table_20_Contents"/>
          </table:table-cell>
        </table:table-row>
      </table:table>
      <text:p text:style-name="Standard"><text:line-break/></text:p>
      <text:p text:style-name="P6">Traduction dirigée par la syntaxe</text:p>
      <text:p text:style-name="P4"/>
      <text:p text:style-name="P4">Pour l'instant, on sait dire si oui ou non une chaine en entrée est conforme à une grammaire.</text:p>
      <text:p text:style-name="P4">Nouvelle étape « enrichir la réponse avec de l'info sémantique »</text:p>
      <text:p text:style-name="P4">Moyen :</text:p>
      <text:list xml:id="list3111489653268932329" text:style-name="L18">
        <text:list-item>
          <text:p text:style-name="P25">Attacher des attributs aux symboles terminaux ou non (on parle de grammaires attribuées)</text:p>
        </text:list-item>
      </text:list>
      <text:p text:style-name="P4">Techniquement (en Yacc) :</text:p>
      <text:list xml:id="list8352101071474172598" text:style-name="L19">
        <text:list-item>
          <text:p text:style-name="P26">il existe des attributs par défaut (type int)</text:p>
        </text:list-item>
        <text:list-item>
          <text:p text:style-name="P26">On peut redéfinir par défaut la macro YYSTYPE</text:p>
        </text:list-item>
      </text:list>
      <text:p text:style-name="P4"><text:tab/>ex : #define YYSTYPE nom_type</text:p>
      <text:p text:style-name="P4"><text:tab/>Rarement utile : tous les attributs ont le même type</text:p>
      <text:list xml:id="list3414645408570559624" text:style-name="L20">
        <text:list-item>
          <text:p text:style-name="P27">On fait la liste des attributs possibles avec leurs types dans une « union » notée %union</text:p>
        </text:list-item>
      </text:list>
      <text:p text:style-name="P4"><text:tab/>- ex : %union {</text:p>
      <text:p text:style-name="P4"><text:tab/><text:tab/>type1 nom_attribut1 ;</text:p>
      <text:p text:style-name="P4"><text:tab/><text:tab/>type2 nom_attribut2 ;</text:p>
      <text:p text:style-name="P4"><text:tab/><text:tab/>…</text:p>
      <text:p text:style-name="P4"><text:tab/>}</text:p>
      <text:list xml:id="list1639468790496164315" text:style-name="L21">
        <text:list-item>
          <text:list>
            <text:list-item>
              <text:p text:style-name="P28">On indique l'attribut correspondant à chaque symbole</text:p>
              <text:p text:style-name="P28">→ pour les terminaux : <text:tab/>%token &lt;nom_attribut&gt; NOM_TOKEN</text:p>
              <text:p text:style-name="P28">→ pour les non terminaux :<text:tab/>%type &lt;nom_attribut&gt; nom_variable_syntaxique</text:p>
            </text:list-item>
          </text:list>
        </text:list-item>
      </text:list>
      <text:p text:style-name="P4"/>
      <text:list xml:id="list7886218792055441267" text:style-name="L22">
        <text:list-item>
          <text:p text:style-name="P29">Attacher des règles de calcul des attributs à chaque production</text:p>
        </text:list-item>
      </text:list>
      <text:p text:style-name="P4">Techniquement (en Yacc) : pour une production X → A1 … An {/*code C*/}</text:p>
      <text:p text:style-name="P4"><text:tab/><text:tab/><text:tab/><text:tab/>et une action syntaxique dans le code C :</text:p>
      <text:p text:style-name="P4"><text:tab/>L'attribut de X est désigné par $$</text:p>
      <text:p text:style-name="P4"><text:tab/>L'attribut de Ai est désigné par $i (attribut de A1 est $1)</text:p>
      <text:p text:style-name="P4"/>
      <text:p text:style-name="P4">Techniquement (en Lex) : on donne des valeurs aux attributs des terminaux avec la variable yylval</text:p>
      <text:p text:style-name="P4"/>
      <text:p text:style-name="P4">Représentations intermédiaires</text:p>
      <text:list xml:id="list7355583085789516427" text:style-name="L23">
        <text:list-item>
          <text:p text:style-name="P30">Arbre d'analyse</text:p>
        </text:list-item>
      </text:list>
      <text:list xml:id="list2624924910824210256" text:style-name="L24">
        <text:list-item>
          <text:p text:style-name="P31">Feuilles = terminaux</text:p>
        </text:list-item>
        <text:list-item>
          <text:p text:style-name="P31">nœuds internes = non-terminaux</text:p>
        </text:list-item>
        <text:list-item>
          <text:p text:style-name="P31">Chaque nœud = règle</text:p>
        </text:list-item>
      </text:list>
      <text:p text:style-name="P4">L'analyse LR parcourt implicitement l'arbre et on peut le construire explicitement en associant des actions à chaque règle</text:p>
      <text:p text:style-name="P4">On a besoin : </text:p>
      <text:list xml:id="list2413313851413302369" text:style-name="L25">
        <text:list-item>
          <text:p text:style-name="P32">d'une structure de données pour l'arbre</text:p>
        </text:list-item>
        <text:list-item>
          <text:p text:style-name="P32">de fonctions pour les variables avec l'arbre</text:p>
          <text:list>
            <text:list-item>
              <text:p text:style-name="P32">créer un nœud</text:p>
            </text:list-item>
            <text:list-item>
              <text:p text:style-name="P32">affecter</text:p>
            </text:list-item>
          </text:list>
        </text:list-item>
      </text:list>
      <text:list xml:id="list2602707207395611320" text:style-name="L26">
        <text:list-item>
          <text:p text:style-name="P33">ajouter des actions pour construire/afficher</text:p>
        </text:list-item>
      </text:list>
      <text:p text:style-name="P4"/>
      <text:p text:style-name="P4">On peut faire simple</text:p>
      <text:p text:style-name="P4">struct node {</text:p>
      <text:list xml:id="list7794748956029610946" text:style-name="L27">
        <text:list-item>
          <text:list>
            <text:list-item>
              <text:p text:style-name="P34">valeur/nom</text:p>
            </text:list-item>
            <text:list-item>
              <text:p text:style-name="P34">feuille 1</text:p>
            </text:list-item>
            <text:list-item>
              <text:p text:style-name="P34">feuille 2</text:p>
            </text:list-item>
            <text:list-item>
              <text:p text:style-name="P34">feuille 3</text:p>
            </text:list-item>
          </text:list>
        </text:list-item>
      </text:list>
      <text:p text:style-name="P4">}</text:p>
      <text:p text:style-name="P4"/>
      <text:list xml:id="list8325162913035773587" text:style-name="L28">
        <text:list-item>
          <text:p text:style-name="P35"><text:soft-page-break/>Arbre de syntaxe abstrait</text:p>
        </text:list-item>
      </text:list>
      <text:list xml:id="list1361498912673164555" text:style-name="L29">
        <text:list-item>
          <text:p text:style-name="P36">feuilles opérandes</text:p>
        </text:list-item>
        <text:list-item>
          <text:p text:style-name="P36">nœuds opérateurs</text:p>
        </text:list-item>
      </text:list>
      <text:p text:style-name="P4"/>
      <text:p text:style-name="P4"/>
      <text:p text:style-name="P4"><text:tab/>*</text:p>
      <text:p text:style-name="P4"><text:tab/><text:tab/><text:tab/>+</text:p>
      <text:p text:style-name="P4">2<text:tab/><text:tab/>x<text:tab/><text:tab/>1</text:p>
      <text:p text:style-name="P4"/>
      <text:p text:style-name="P4">=&gt; un arbre dont les nœuds sont</text:p>
      <text:list xml:id="list2351447959750182019" text:style-name="L30">
        <text:list-item>
          <text:p text:style-name="P37">soit des opérateurs (type + opérandes)</text:p>
        </text:list-item>
        <text:list-item>
          <text:p text:style-name="P37">soit des constantes</text:p>
        </text:list-item>
        <text:list-item>
          <text:p text:style-name="P37">soit des variables</text:p>
        </text:list-item>
      </text:list>
      <text:p text:style-name="P4"/>
      <text:p text:style-name="P43">Génération de code intermédiaire</text:p>
      <text:p text:style-name="P4">Code 3@</text:p>
      <text:p text:style-name="P4"><text:tab/>Le code 3@ est une RI linéaire d'un code formée selon le modèle suivent</text:p>
      <text:p text:style-name="P4"><text:tab/><text:tab/>x:= y op z</text:p>
      <text:p text:style-name="P4"><text:tab/>résultat:= arg1 opérateur arg2</text:p>
      <text:list xml:id="list4607612799349336711" text:style-name="L31">
        <text:list-item>
          <text:p text:style-name="P38">Affectation</text:p>
          <text:list>
            <text:list-item>
              <text:p text:style-name="P38">x:= y op z<text:tab/>avec op = + - * /...</text:p>
            </text:list-item>
            <text:list-item>
              <text:p text:style-name="P38">x:= op y<text:tab/>avec op = - ! sin...</text:p>
            </text:list-item>
            <text:list-item>
              <text:p text:style-name="P38">x:= y<text:tab/><text:tab/>affectation</text:p>
            </text:list-item>
          </text:list>
        </text:list-item>
        <text:list-item>
          <text:p text:style-name="P38">Branchements</text:p>
          <text:list>
            <text:list-item>
              <text:p text:style-name="P38">goto L avec L un « label », branchement inconditionnel</text:p>
            </text:list-item>
            <text:list-item>
              <text:p text:style-name="P38">si x relop y goto L avec relop (opérateur relationnel) = &lt; &gt; ==...<text:tab/>branchement conditionnel</text:p>
            </text:list-item>
          </text:list>
        </text:list-item>
        <text:list-item>
          <text:p text:style-name="P38">Appel de procédure</text:p>
          <text:list>
            <text:list-item>
              <text:p text:style-name="P38"/>
              <text:list>
                <text:list-header>
                  <text:p text:style-name="P38">param x1</text:p>
                </text:list-header>
              </text:list>
            </text:list-item>
          </text:list>
        </text:list-item>
      </text:list>
      <text:p text:style-name="P4"><text:tab/><text:tab/>param x2<text:tab/></text:p>
      <text:p text:style-name="P4"><text:tab/><text:tab/>…<text:tab/><text:tab/><text:tab/>Appel procédure p avec n paramètres</text:p>
      <text:p text:style-name="P4"><text:tab/><text:tab/>param xn</text:p>
      <text:p text:style-name="P4"><text:tab/><text:tab/>call p n</text:p>
      <text:list xml:id="list6214894224033947785" text:style-name="L32">
        <text:list-item>
          <text:p text:style-name="P39">Adressage indicé</text:p>
          <text:list>
            <text:list-item>
              <text:p text:style-name="P39">x[i]:= y</text:p>
            </text:list-item>
            <text:list-item>
              <text:p text:style-name="P39">x:= y[i]</text:p>
            </text:list-item>
          </text:list>
        </text:list-item>
        <text:list-item>
          <text:p text:style-name="P39">Adressage direct</text:p>
          <text:list>
            <text:list-item>
              <text:p text:style-name="P39">x := &amp; y</text:p>
            </text:list-item>
            <text:list-item>
              <text:p text:style-name="P39">x := * y</text:p>
            </text:list-item>
            <text:list-item>
              <text:p text:style-name="P39">*x:= y</text:p>
            </text:list-item>
          </text:list>
        </text:list-item>
      </text:list>
      <text:p text:style-name="P4"/>
      <text:p text:style-name="P4">Les instructions sont </text:p>
      <text:list xml:id="list2171908951212377617" text:style-name="L33">
        <text:list-item>
          <text:list>
            <text:list-item>
              <text:p text:style-name="P40">élémentaires, une à la fois</text:p>
            </text:list-item>
            <text:list-item>
              <text:p text:style-name="P40">générales : pas de détails inutiles !</text:p>
            </text:list-item>
            <text:list-item>
              <text:p text:style-name="P40">Abstraites : toutes les variables ont un nom</text:p>
            </text:list-item>
          </text:list>
        </text:list-item>
      </text:list>
      <text:p text:style-name="P4"><text:tab/><text:tab/>PAS DE LIMITE DE MEMOIRE</text:p>
      <text:p text:style-name="P4"><text:tab/>Les adresses renvoient en général dans la TABLE DES SYMBOLES</text:p>
      <text:p text:style-name="P4"><text:tab/>elles représentent :</text:p>
      <text:list xml:id="list2982277794643827158" text:style-name="L35">
        <text:list-item>
          <text:list>
            <text:list-item>
              <text:list>
                <text:list-item>
                  <text:list>
                    <text:list-item>
                      <text:p text:style-name="P42">une variable du programme</text:p>
                    </text:list-item>
                  </text:list>
                </text:list-item>
              </text:list>
            </text:list-item>
          </text:list>
        </text:list-item>
      </text:list>
      <text:list xml:id="list8120385590465991345" text:style-name="L3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une constante (on écrit pas une constante directement, mais un nom qui <text:soft-page-break/>correspond à une valeur fixe</text:p>
                        </text:list-item>
                        <text:list-item>
                          <text:p text:style-name="P41">une variable temporaire introduite pour les résultats intermédiair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Les adresses/noms sont introduits dans la TdS</text:p>
      <text:p text:style-name="P4">→ contient la liste des variables utilisables</text:p>
      <text:p text:style-name="P4"><text:tab/>« Carte de la mémoire » mais pas la mémoire</text:p>
      <text:p text:style-name="P4">→ contient pour chaque variable des infos additionnelles</text:p>
      <text:p text:style-name="P4"><text:tab/>→ type/valeur...</text:p>
      <text:p text:style-name="P4">struct symbol {</text:p>
      <text:p text:style-name="P4"><text:tab/>char*<text:tab/>identifier ;</text:p>
      <text:p text:style-name="P4"><text:tab/>bool<text:tab/>isconstant ;</text:p>
      <text:p text:style-name="P4"><text:tab/>int <text:tab/>value ;</text:p>
      <text:p text:style-name="P4"><text:tab/>struct symbol* next ;</text:p>
      <text:p text:style-name="P4">}</text:p>
      <text:p text:style-name="P4"/>
      <text:p text:style-name="P4">a= x* -y + c</text:p>
      <text:p text:style-name="P4"><text:tab/>tmp0 = - y</text:p>
      <text:p text:style-name="P4"><text:tab/>tmp1 = x * tmp0</text:p>
      <text:p text:style-name="P4"><text:tab/>tmp2 = tmp + c</text:p>
      <text:p text:style-name="P4"><text:tab/>a = tmp2</text:p>
      <text:p text:style-name="P4"/>
      <text:p text:style-name="P4">a= x* (y+z)</text:p>
      <text:p text:style-name="P4"><text:tab/>tmp0 = y + z</text:p>
      <text:p text:style-name="P4"><text:tab/>tmp1 = x * tmp0</text:p>
      <text:p text:style-name="P4"><text:tab/>a = tmp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1T08:36:03.52</meta:creation-date>
    <dc:date>2018-11-20T11:55:01.25</dc:date>
    <meta:editing-duration>PT16H58M12S</meta:editing-duration>
    <meta:editing-cycles>24</meta:editing-cycles>
    <meta:generator>OpenOffice/4.1.1$Win32 OpenOffice.org_project/411m6$Build-9775</meta:generator>
    <meta:document-statistic meta:table-count="12" meta:image-count="0" meta:object-count="0" meta:page-count="10" meta:paragraph-count="491" meta:word-count="2025" meta:character-count="9887"/>
  </office:meta>
</office:document-meta>
</file>